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920000011DBDE20B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2" style:family="table" style:master-page-name="">
      <style:table-properties style:width="16.999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uľka2.A" style:family="table-column">
      <style:table-column-properties style:column-width="0.9cm" style:rel-column-width="3468*"/>
    </style:style>
    <style:style style:name="Tabuľka2.B" style:family="table-column">
      <style:table-column-properties style:column-width="3.15cm" style:rel-column-width="12145*"/>
    </style:style>
    <style:style style:name="Tabuľka2.C" style:family="table-column">
      <style:table-column-properties style:column-width="4.83cm" style:rel-column-width="18619*"/>
    </style:style>
    <style:style style:name="Tabuľka2.D" style:family="table-column">
      <style:table-column-properties style:column-width="2.071cm" style:rel-column-width="7983*"/>
    </style:style>
    <style:style style:name="Tabuľka2.E" style:family="table-column">
      <style:table-column-properties style:column-width="1.935cm" style:rel-column-width="7459*"/>
    </style:style>
    <style:style style:name="Tabuľka2.F" style:family="table-column">
      <style:table-column-properties style:column-width="2.355cm" style:rel-column-width="9078*"/>
    </style:style>
    <style:style style:name="Tabuľka2.G" style:family="table-column">
      <style:table-column-properties style:column-width="1.759cm" style:rel-column-width="6783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G1" style:family="table-cell">
      <style:table-cell-properties style:vertical-align="middle" fo:padding="0.097cm" fo:border="0.002cm solid #000000"/>
    </style:style>
    <style:style style:name="Tabuľka2.2" style:family="table-row">
      <style:table-row-properties style:min-row-height="1.007cm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.3" style:family="table-row">
      <style:table-row-properties style:min-row-height="1.007cm" fo:background-color="transparent" fo:keep-together="auto">
        <style:background-image/>
      </style:table-row-properties>
    </style:style>
    <style:style style:name="Tabuľka2.E3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.6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2.G6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e4" style:family="table">
      <style:table-properties style:width="16.96cm" fo:margin-left="0cm" fo:margin-right="0.039cm" table:align="margins"/>
    </style:style>
    <style:style style:name="Table4.A" style:family="table-column">
      <style:table-column-properties style:column-width="0.988cm" style:rel-column-width="3816*"/>
    </style:style>
    <style:style style:name="Table4.B" style:family="table-column">
      <style:table-column-properties style:column-width="3.33cm" style:rel-column-width="12868*"/>
    </style:style>
    <style:style style:name="Table4.C" style:family="table-column">
      <style:table-column-properties style:column-width="7.601cm" style:rel-column-width="29369*"/>
    </style:style>
    <style:style style:name="Table4.D" style:family="table-column">
      <style:table-column-properties style:column-width="2.551cm" style:rel-column-width="9855*"/>
    </style:style>
    <style:style style:name="Table4.E" style:family="table-column">
      <style:table-column-properties style:column-width="2.491cm" style:rel-column-width="9627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3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20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21" style:family="paragraph" style:parent-style-name="Table_20_Contents">
      <style:paragraph-properties fo:text-align="start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22" style:family="paragraph" style:parent-style-name="Standard">
      <style:paragraph-properties fo:line-height="150%" fo:text-align="center" style:justify-single-word="false">
        <style:tab-stops>
          <style:tab-stop style:position="4.001cm"/>
        </style:tab-stops>
      </style:paragraph-properties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>
      <style:text-properties fo:font-size="6pt" style:font-size-asian="6pt" style:font-size-complex="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ápisnica zo stretnutia č. 7</text:p>
      <text:p text:style-name="P2"/>
      <text:p text:style-name="P3">Dátum stretnutia:<text:span text:style-name="T1"><text:tab/>19. 11. 2007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4"><text:span text:style-name="T2">Miesto stretnutia:<text:tab/></text:span>Softvérové štúdio (D07b)</text:p>
      <text:p text:style-name="P5"/>
      <text:p text:style-name="P6"><text:span text:style-name="T2">Vypracoval:</text:span> Bc. Ľuboš Bartoš<text:tab/><text:tab/><text:span text:style-name="T2">Vypracované dňa:</text:span> 19. 11. 2007</text:p>
      <text:p text:style-name="P7"/>
      <text:h text:style-name="Heading_20_1" text:outline-level="1">Zúčastnení</text:h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Pedagóg:</text:p>
          </table:table-cell>
          <table:table-cell table:style-name="Table2.B1" office:value-type="string">
            <text:p text:style-name="P9">doc. Ing. Jana Minárová, PhD.</text:p>
          </table:table-cell>
        </table:table-row>
        <table:table-row>
          <table:table-cell table:style-name="Table2.A2" office:value-type="string">
            <text:p text:style-name="P9">Členovia tímu:</text:p>
          </table:table-cell>
          <table:table-cell table:style-name="Table2.B2" office:value-type="string">
            <text:p text:style-name="P9">Bc. Ľuboš Bartoš (LB)</text:p>
            <text:p text:style-name="P9">Bc. Peter Cích (PC)</text:p>
            <text:p text:style-name="P9">Bc. Pavol Fábik (PF)</text:p>
            <text:p text:style-name="P9">Bc. Ján Garaj (JG)</text:p>
            <text:p text:style-name="P9">Bc. Jozef Hergott (JHE)</text:p>
            <text:p text:style-name="P9">Bc. Jozef Hopko (JHO)</text:p>
          </table:table-cell>
        </table:table-row>
        <table:table-row>
          <table:table-cell table:style-name="Table2.A2" office:value-type="string">
            <text:p text:style-name="P9">Hostia:</text:p>
          </table:table-cell>
          <table:table-cell table:style-name="Table2.B2" office:value-type="string">
            <text:p text:style-name="P9">Bc. František Ďurajka</text:p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1"><text:span text:style-name="T3"><text:tab/>Tvorba posudku tímu č. 12</text:span></text:p>
      <text:p text:style-name="P10"/>
      <text:h text:style-name="Heading_20_1" text:outline-level="1">Priebeh stretnutia</text:h>
      <text:p text:style-name="Text_20_body"/>
      <text:list text:style-name="L1">
        <text:list-item>
          <text:p text:style-name="P12">konzultácia ohľadom odovzdanej dokumentácie</text:p>
        </text:list-item>
        <text:list-item>
          <text:p text:style-name="P12">riešenie prístupu prostredníctvom LDAP</text:p>
        </text:list-item>
        <text:list-item>
          <text:p text:style-name="P12">vyhľadávanie informácií o prepojení LDAP a CakePHP</text:p>
        </text:list-item>
        <text:list-item>
          <text:p text:style-name="P12">plánované stretuntie s Ing. Branislavom Steinmüllerom</text:p>
        </text:list-item>
        <text:list-item>
          <text:p text:style-name="P12">diskusia o prijatej dokumentácii tímu č. 12 a následná tvorba posudku</text:p>
        </text:list-item>
        <text:list-item>
          <text:p text:style-name="P13">rozdelenie úloh do budúceho týždňa</text:p>
          <text:p text:style-name="P14"/>
        </text:list-item>
      </text:list>
      <text:h text:style-name="Heading_20_1" text:outline-level="1"/>
      <text:h text:style-name="Heading_20_1" text:outline-level="1">Stav plnenia úloh</text:h>
      <text:p text:style-name="P10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column table:style-name="Tabuľka2.F"/>
        <table:table-column table:style-name="Tabuľka2.G"/>
        <table:table-row>
          <table:table-cell table:style-name="Tabuľka2.A1" office:value-type="string">
            <text:p text:style-name="P15">ID</text:p>
          </table:table-cell>
          <table:table-cell table:style-name="Tabuľka2.A1" office:value-type="string">
            <text:p text:style-name="P15">Člen tímu</text:p>
          </table:table-cell>
          <table:table-cell table:style-name="Tabuľka2.A1" office:value-type="string">
            <text:p text:style-name="P15">Úloha</text:p>
          </table:table-cell>
          <table:table-cell table:style-name="Tabuľka2.A1" office:value-type="string">
            <text:p text:style-name="P15">Začiatok</text:p>
          </table:table-cell>
          <table:table-cell table:style-name="Tabuľka2.A1" office:value-type="string">
            <text:p text:style-name="P15">Koniec</text:p>
          </table:table-cell>
          <table:table-cell table:style-name="Tabuľka2.A1" office:value-type="string">
            <text:p text:style-name="P15">Reálne ukončenie</text:p>
          </table:table-cell>
          <table:table-cell table:style-name="Tabuľka2.G1" office:value-type="string">
            <text:p text:style-name="P15">Stav</text:p>
          </table:table-cell>
        </table:table-row>
        <table:table-row table:style-name="Tabuľka2.2">
          <table:table-cell table:style-name="Tabuľka2.A2" office:value-type="string">
            <text:p text:style-name="P16">4.1</text:p>
          </table:table-cell>
          <table:table-cell table:style-name="Tabuľka2.A2" office:value-type="string">
            <text:p text:style-name="P17">JG</text:p>
          </table:table-cell>
          <table:table-cell table:style-name="Tabuľka2.A2" office:value-type="string">
            <text:p text:style-name="P18">dohodnúť sa s paralelným tímom na spoločnom modeli databázy, prípadne iných skutočnostiach</text:p>
          </table:table-cell>
          <table:table-cell table:style-name="Tabuľka2.A2" office:value-type="string">
            <text:p text:style-name="P17">29. 10. 07</text:p>
          </table:table-cell>
          <table:table-cell table:style-name="Tabuľka2.A2" office:value-type="string">
            <text:p text:style-name="P17">5. 11. 07</text:p>
          </table:table-cell>
          <table:table-cell table:style-name="Tabuľka2.A2" office:value-type="string">
            <text:p text:style-name="P17">-</text:p>
          </table:table-cell>
          <table:table-cell table:style-name="Tabuľka2.G2" office:value-type="string">
            <text:p text:style-name="P17">prebieha</text:p>
          </table:table-cell>
        </table:table-row>
        <table:table-row table:style-name="Tabuľka2.3">
          <table:table-cell table:style-name="Tabuľka2.A2" office:value-type="string">
            <text:p text:style-name="P16">4.3</text:p>
          </table:table-cell>
          <table:table-cell table:style-name="Tabuľka2.A2" office:value-type="string">
            <text:p text:style-name="P17">PC</text:p>
          </table:table-cell>
          <table:table-cell table:style-name="Tabuľka2.A2" office:value-type="string">
            <text:p text:style-name="P18">poslať <text:s/>link na dokumentáciu (foto/video) zo stretnutia prof. Bielikovej</text:p>
          </table:table-cell>
          <table:table-cell table:style-name="Tabuľka2.A2" office:value-type="string">
            <text:p text:style-name="P17">29. 10. 07</text:p>
          </table:table-cell>
          <table:table-cell table:style-name="Tabuľka2.E3" office:value-type="string">
            <text:p text:style-name="P17">5. 11. 07</text:p>
          </table:table-cell>
          <table:table-cell table:style-name="Tabuľka2.A2" office:value-type="string">
            <text:p text:style-name="P17">5. 11. 07</text:p>
          </table:table-cell>
          <table:table-cell table:style-name="Tabuľka2.G2" office:value-type="string">
            <text:p text:style-name="P17">ukončené</text:p>
          </table:table-cell>
        </table:table-row>
        <table:table-row table:style-name="Tabuľka2.3">
          <table:table-cell table:style-name="Tabuľka2.A2" office:value-type="string">
            <text:p text:style-name="P19">5.1</text:p>
          </table:table-cell>
          <table:table-cell table:style-name="Tabuľka2.A2" office:value-type="string">
            <text:p text:style-name="P17">celý tím</text:p>
          </table:table-cell>
          <table:table-cell table:style-name="Tabuľka2.A2" office:value-type="string">
            <text:p text:style-name="P18">naštudovať si obsah databázy AIS</text:p>
          </table:table-cell>
          <table:table-cell table:style-name="Tabuľka2.A2" office:value-type="string">
            <text:p text:style-name="P17">5. 11. 07</text:p>
          </table:table-cell>
          <table:table-cell table:style-name="Tabuľka2.E3" office:value-type="string">
            <text:p text:style-name="P17">12. 11. 07</text:p>
          </table:table-cell>
          <table:table-cell table:style-name="Tabuľka2.A2" office:value-type="string">
            <text:p text:style-name="P17">12. 11. 07</text:p>
          </table:table-cell>
          <table:table-cell table:style-name="Tabuľka2.G2" office:value-type="string">
            <text:p text:style-name="P17">ukončené</text:p>
          </table:table-cell>
        </table:table-row>
        <table:table-row table:style-name="Tabuľka2.3">
          <table:table-cell table:style-name="Tabuľka2.A2" office:value-type="string">
            <text:p text:style-name="P19">5.3</text:p>
          </table:table-cell>
          <table:table-cell table:style-name="Tabuľka2.A2" office:value-type="string">
            <text:p text:style-name="P20">JHE, PC</text:p>
          </table:table-cell>
          <table:table-cell table:style-name="Tabuľka2.A2" office:value-type="string">
            <text:p text:style-name="P21">dokončenie dokumentu analýzy</text:p>
          </table:table-cell>
          <table:table-cell table:style-name="Tabuľka2.A2" office:value-type="string">
            <text:p text:style-name="P17">5. 11. 07</text:p>
          </table:table-cell>
          <table:table-cell table:style-name="Tabuľka2.E3" office:value-type="string">
            <text:p text:style-name="P17">12. 11. 07</text:p>
          </table:table-cell>
          <table:table-cell table:style-name="Tabuľka2.A2" office:value-type="string">
            <text:p text:style-name="P17">12. 11. 07</text:p>
          </table:table-cell>
          <table:table-cell table:style-name="Tabuľka2.G2" office:value-type="string">
            <text:p text:style-name="P17">ukončené</text:p>
          </table:table-cell>
        </table:table-row>
        <table:table-row table:style-name="Tabuľka2.6">
          <table:table-cell table:style-name="Tabuľka2.A2" office:value-type="string">
            <text:p text:style-name="P19">6.1</text:p>
          </table:table-cell>
          <table:table-cell table:style-name="Tabuľka2.A2" office:value-type="string">
            <text:p text:style-name="P20">PC</text:p>
          </table:table-cell>
          <table:table-cell table:style-name="Tabuľka2.A2" office:value-type="string">
            <text:p text:style-name="P21">poslať e-mail RNDr. Gnipovej ohľadom importu databázy AIS</text:p>
          </table:table-cell>
          <table:table-cell table:style-name="Tabuľka2.E3" office:value-type="string">
            <text:p text:style-name="P20">12. 11. 07</text:p>
          </table:table-cell>
          <table:table-cell table:style-name="Tabuľka2.E3" office:value-type="string">
            <text:p text:style-name="P20">12. 11.07</text:p>
          </table:table-cell>
          <table:table-cell table:style-name="Tabuľka2.E3" office:value-type="string">
            <text:p text:style-name="P20">12. 11. 07</text:p>
          </table:table-cell>
          <table:table-cell table:style-name="Tabuľka2.G6" office:value-type="string">
            <text:p text:style-name="P20">ukončené</text:p>
          </table:table-cell>
        </table:table-row>
        <table:table-row table:style-name="Tabuľka2.6">
          <table:table-cell table:style-name="Tabuľka2.A2" office:value-type="string">
            <text:p text:style-name="P19">6.2</text:p>
          </table:table-cell>
          <table:table-cell table:style-name="Tabuľka2.A2" office:value-type="string">
            <text:p text:style-name="P20">doc. Ing. Jana Minárová, PhD.</text:p>
          </table:table-cell>
          <table:table-cell table:style-name="Tabuľka2.A2" office:value-type="string">
            <text:p text:style-name="P21">pripraviť si stretnutie s Ing. Filkornom</text:p>
          </table:table-cell>
          <table:table-cell table:style-name="Tabuľka2.E3" office:value-type="string">
            <text:p text:style-name="P20">12. 11. 07</text:p>
          </table:table-cell>
          <table:table-cell table:style-name="Tabuľka2.E3" office:value-type="string">
            <text:p text:style-name="P20">19. 11. 07</text:p>
          </table:table-cell>
          <table:table-cell table:style-name="Tabuľka2.E3" office:value-type="string">
            <text:p text:style-name="P20">-</text:p>
          </table:table-cell>
          <table:table-cell table:style-name="Tabuľka2.G6" office:value-type="string">
            <text:p text:style-name="P20">prebieha</text:p>
          </table:table-cell>
        </table:table-row>
        <table:table-row table:style-name="Tabuľka2.6">
          <table:table-cell table:style-name="Tabuľka2.A2" office:value-type="string">
            <text:p text:style-name="P19">6.3</text:p>
          </table:table-cell>
          <table:table-cell table:style-name="Tabuľka2.A2" office:value-type="string">
            <text:p text:style-name="P20">JG, PC</text:p>
          </table:table-cell>
          <table:table-cell table:style-name="Tabuľka2.A2" office:value-type="string">
            <text:p text:style-name="P21">dohodnúť sa na dátume odovzdania a fyzicky odovzdať dokumentáciu</text:p>
          </table:table-cell>
          <table:table-cell table:style-name="Tabuľka2.E3" office:value-type="string">
            <text:p text:style-name="P20">12. 11. 07</text:p>
          </table:table-cell>
          <table:table-cell table:style-name="Tabuľka2.E3" office:value-type="string">
            <text:p text:style-name="P20">15. 11. 07</text:p>
          </table:table-cell>
          <table:table-cell table:style-name="Tabuľka2.E3" office:value-type="string">
            <text:p text:style-name="P20">15. 11. 07</text:p>
          </table:table-cell>
          <table:table-cell table:style-name="Tabuľka2.G6" office:value-type="string">
            <text:p text:style-name="P20">ukončené</text:p>
          </table:table-cell>
        </table:table-row>
        <table:table-row table:style-name="Tabuľka2.6">
          <table:table-cell table:style-name="Tabuľka2.A2" office:value-type="string">
            <text:p text:style-name="P19">6.4</text:p>
          </table:table-cell>
          <table:table-cell table:style-name="Tabuľka2.A2" office:value-type="string">
            <text:p text:style-name="P20">JHO, PF</text:p>
          </table:table-cell>
          <table:table-cell table:style-name="Tabuľka2.A2" office:value-type="string">
            <text:p text:style-name="P21">aktualizovať a doplniť modely do EA</text:p>
          </table:table-cell>
          <table:table-cell table:style-name="Tabuľka2.E3" office:value-type="string">
            <text:p text:style-name="P20">12. 11. 07</text:p>
          </table:table-cell>
          <table:table-cell table:style-name="Tabuľka2.E3" office:value-type="string">
            <text:p text:style-name="P20">14. 11. 07</text:p>
          </table:table-cell>
          <table:table-cell table:style-name="Tabuľka2.E3" office:value-type="string">
            <text:p text:style-name="P20">15. 11. 07</text:p>
          </table:table-cell>
          <table:table-cell table:style-name="Tabuľka2.G6" office:value-type="string">
            <text:p text:style-name="P20">ukončené</text:p>
          </table:table-cell>
        </table:table-row>
        <table:table-row table:style-name="Tabuľka2.6">
          <table:table-cell table:style-name="Tabuľka2.A2" office:value-type="string">
            <text:p text:style-name="P19">6.5</text:p>
          </table:table-cell>
          <table:table-cell table:style-name="Tabuľka2.A2" office:value-type="string">
            <text:p text:style-name="P20">PF</text:p>
          </table:table-cell>
          <table:table-cell table:style-name="Tabuľka2.A2" office:value-type="string">
            <text:p text:style-name="P21">vypracovať používateľské rozhranie <text:s/>systému – pripraviť „obrazovky“  (screenshot-y)</text:p>
          </table:table-cell>
          <table:table-cell table:style-name="Tabuľka2.E3" office:value-type="string">
            <text:p text:style-name="P20">12. 11. 07</text:p>
          </table:table-cell>
          <table:table-cell table:style-name="Tabuľka2.E3" office:value-type="string">
            <text:p text:style-name="P20">15. 11. 07</text:p>
          </table:table-cell>
          <table:table-cell table:style-name="Tabuľka2.E3" office:value-type="string">
            <text:p text:style-name="P20">15. 11. 07</text:p>
          </table:table-cell>
          <table:table-cell table:style-name="Tabuľka2.G6" office:value-type="string">
            <text:p text:style-name="P20">ukončené</text:p>
          </table:table-cell>
        </table:table-row>
      </table:table>
      <text:p text:style-name="Text_20_body"/>
      <text:h text:style-name="Heading_20_1" text:outline-level="1">Stanovenie nových úloh</text:h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5">ID</text:p>
          </table:table-cell>
          <table:table-cell table:style-name="Table4.A1" office:value-type="string">
            <text:p text:style-name="P15">Člen tímu</text:p>
          </table:table-cell>
          <table:table-cell table:style-name="Table4.A1" office:value-type="string">
            <text:p text:style-name="P15">Úloha</text:p>
          </table:table-cell>
          <table:table-cell table:style-name="Table4.A1" office:value-type="string">
            <text:p text:style-name="P15">Začiatok</text:p>
          </table:table-cell>
          <table:table-cell table:style-name="Table4.E1" office:value-type="string">
            <text:p text:style-name="P15">Koniec</text:p>
          </table:table-cell>
        </table:table-row>
        <table:table-row>
          <table:table-cell table:style-name="Table4.A2" office:value-type="string">
            <text:p text:style-name="P16">7.1</text:p>
          </table:table-cell>
          <table:table-cell table:style-name="Table4.A2" office:value-type="string">
            <text:p text:style-name="P16">JG</text:p>
          </table:table-cell>
          <table:table-cell table:style-name="Table4.A2" office:value-type="string">
            <text:p text:style-name="P9">vyriešiť spojenie s LDAP serverom</text:p>
          </table:table-cell>
          <table:table-cell table:style-name="Table4.A2" office:value-type="string">
            <text:p text:style-name="P22">19. 11. 07</text:p>
          </table:table-cell>
          <table:table-cell table:style-name="Table4.E2" office:value-type="string">
            <text:p text:style-name="P16">26. 11. 07</text:p>
          </table:table-cell>
        </table:table-row>
        <table:table-row>
          <table:table-cell table:style-name="Table4.A2" office:value-type="string">
            <text:p text:style-name="P16">7.2</text:p>
          </table:table-cell>
          <table:table-cell table:style-name="Table4.A2" office:value-type="string">
            <text:p text:style-name="P16">JHO</text:p>
          </table:table-cell>
          <table:table-cell table:style-name="Table4.A2" office:value-type="string">
            <text:p text:style-name="P9">implementovať modul noviniek</text:p>
          </table:table-cell>
          <table:table-cell table:style-name="Table4.A2" office:value-type="string">
            <text:p text:style-name="P22">19. 11. 07</text:p>
          </table:table-cell>
          <table:table-cell table:style-name="Table4.E2" office:value-type="string">
            <text:p text:style-name="P16">3. 12. 07</text:p>
          </table:table-cell>
        </table:table-row>
        <table:table-row>
          <table:table-cell table:style-name="Table4.A2" office:value-type="string">
            <text:p text:style-name="P16">7.3</text:p>
          </table:table-cell>
          <table:table-cell table:style-name="Table4.A2" office:value-type="string">
            <text:p text:style-name="P16">ĽB</text:p>
          </table:table-cell>
          <table:table-cell table:style-name="Table4.A2" office:value-type="string">
            <text:p text:style-name="P9">doplniť modul profilov</text:p>
          </table:table-cell>
          <table:table-cell table:style-name="Table4.A2" office:value-type="string">
            <text:p text:style-name="P22">19. 11. 07</text:p>
          </table:table-cell>
          <table:table-cell table:style-name="Table4.E2" office:value-type="string">
            <text:p text:style-name="P16">3. 12. 07</text:p>
          </table:table-cell>
        </table:table-row>
        <table:table-row>
          <table:table-cell table:style-name="Table4.A2" office:value-type="string">
            <text:p text:style-name="P16">7.4</text:p>
          </table:table-cell>
          <table:table-cell table:style-name="Table4.A2" office:value-type="string">
            <text:p text:style-name="P16">JG</text:p>
          </table:table-cell>
          <table:table-cell table:style-name="Table4.A2" office:value-type="string">
            <text:p text:style-name="P9">požiadať o prístup k stroju na prevádzku a tvorbu nášho systému</text:p>
          </table:table-cell>
          <table:table-cell table:style-name="Table4.A2" office:value-type="string">
            <text:p text:style-name="P22">19. 11. 07</text:p>
          </table:table-cell>
          <table:table-cell table:style-name="Table4.E2" office:value-type="string">
            <text:p text:style-name="P16">26. 11. 07</text:p>
          </table:table-cell>
        </table:table-row>
        <table:table-row>
          <table:table-cell table:style-name="Table4.A2" office:value-type="string">
            <text:p text:style-name="P16">7.5</text:p>
          </table:table-cell>
          <table:table-cell table:style-name="Table4.A2" office:value-type="string">
            <text:p text:style-name="P17">JHE, PC</text:p>
          </table:table-cell>
          <table:table-cell table:style-name="Table4.A2" office:value-type="string">
            <text:p text:style-name="P9">vypracovanie posudku </text:p>
          </table:table-cell>
          <table:table-cell table:style-name="Table4.A2" office:value-type="string">
            <text:p text:style-name="P22">19. 11. 07</text:p>
          </table:table-cell>
          <table:table-cell table:style-name="Table4.E2" office:value-type="string">
            <text:p text:style-name="P16">23. 11. 07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2" text:anchor-type="paragraph" svg:x="12.472cm" svg:y="-0.011cm" svg:width="4.523cm" svg:height="0.767cm" draw:z-index="1"><draw:image xlink:href="Pictures/10000000000006920000011DBDE20B96.png" xlink:type="simple" xlink:show="embed" xlink:actuate="onLoad"/></draw:frame></text:p>
        <text:p text:style-name="P2">ALUMNI</text:p>
      </style:header>
      <style:footer>
        <text:p text:style-name="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7-11-05T07:19:29</meta:creation-date>
    <dc:date>2007-11-26T11:49:55</dc:date>
    <dc:language>sk-SK</dc:language>
    <meta:editing-cycles>44</meta:editing-cycles>
    <meta:editing-duration>PT9H11M43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30" meta:word-count="377" meta:character-count="2085"/>
  </office:meta>
</office:document-meta>
</file>